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283123" officeooo:paragraph-rsid="00074800" style:font-size-asian="10.5pt" style:font-size-complex="12pt"/>
    </style:style>
    <style:style style:name="T1" style:family="text">
      <style:text-properties officeooo:rsid="002b356c"/>
    </style:style>
    <style:style style:name="T2" style:family="text">
      <style:text-properties officeooo:rsid="0029b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ss paragraph: </text:p>
      <text:p text:style-name="P1"/>
      <text:p text:style-name="P1">“The free performance-lunch is over”- Herb Sutter</text:p>
      <text:p text:style-name="P1"/>
      <text:p text:style-name="P1">Since 2005, We have been realizing that the serial processing speed in a micro-processor was reaching its limit. Since then, software developers are forced to develop massively <text:span text:style-name="T1">parallel</text:span> programs to make use of this multi-processor environment. Accepting the notion, we have developed a<text:span text:style-name="T2">n implementation of a</text:span> multi-threaded graph algorithm <text:span text:style-name="T2">called the push-relabel algorithm to find maximum flow. P</text:span>erformance <text:span text:style-name="T2">of the algorithm was studied on the Intel Xeon micro-processor. An insight on developing parallel high-performance implementation on a state of the art processor is discussed in the pap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6T23:16:22.012465504</meta:creation-date>
    <dc:date>2016-02-16T23:17:00.862988719</dc:date>
    <meta:editing-duration>P0D</meta:editing-duration>
    <meta:editing-cycles>1</meta:editing-cycles>
    <meta:document-statistic meta:table-count="0" meta:image-count="0" meta:object-count="0" meta:page-count="1" meta:paragraph-count="3" meta:word-count="96" meta:character-count="661" meta:non-whitespace-character-count="566"/>
    <meta:generator>LibreOffice/4.2.8.2$Linux_X86_64 LibreOffice_project/420m0$Build-2</meta:generator>
  </office:meta>
</office:document-meta>
</file>